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363cm"/>
    </style:style>
    <style:style style:name="pr2" style:family="presentation" style:parent-style-name="Default-subtitle">
      <style:graphic-properties draw:fill-color="#ffffff" draw:auto-grow-height="true" fo:min-height="7.311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63cm"/>
    </style:style>
    <style:style style:name="pr7" style:family="presentation" style:parent-style-name="Default-subtitle">
      <style:graphic-properties draw:fill-color="#ffffff" draw:auto-grow-height="true" fo:min-height="17.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17.152cm"/>
    </style:style>
    <style:style style:name="P1" style:family="paragraph">
      <style:text-properties fo:color="#000000" fo:font-family="Ubuntu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start"/>
      <style:text-properties fo:color="#000000" fo:font-family="Ubuntu" style:font-pitch="variable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color="#000000" fo:font-family="Ubuntu" style:font-pitch="variable" fo:font-size="20pt" style:font-size-asian="20pt" style:font-size-complex="20p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color="#000000" fo:font-family="Ubuntu" style:font-pitch="variable" fo:font-size="16pt" style:font-size-asian="16pt" style:font-size-complex="16pt"/>
    </style:style>
    <style:style style:name="T1" style:family="text">
      <style:text-properties fo:color="#000000" fo:font-family="Ubuntu" style:font-pitch="variable" fo:font-weight="bold" style:font-weight-asian="bold" style:font-weight-complex="bold"/>
    </style:style>
    <style:style style:name="T2" style:family="text">
      <style:text-properties fo:color="#000000" fo:font-family="Ubuntu" style:font-pitch="variable" fo:font-size="22pt" style:font-size-asian="22pt" style:font-size-complex="22pt"/>
    </style:style>
    <style:style style:name="T3" style:family="text">
      <style:text-properties fo:color="#000000" fo:font-family="Ubuntu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family="Ubuntu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fo:font-family="Ubuntu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363cm" svg:x="1.401cm" svg:y="1.019cm" presentation:class="title" presentation:user-transformed="true">
          <draw:text-box>
            <text:p><text:span text:style-name="T1">Thoerem Proover</text:span></text:p>
          </draw:text-box>
        </draw:frame>
        <draw:frame presentation:style-name="pr2" draw:text-style-name="P4" draw:layer="layout" svg:width="26.2cm" svg:height="11.337cm" svg:x="0.8cm" svg:y="6.488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4" draw:layer="layout" svg:width="24.639cm" svg:height="12.179cm" svg:x="1.401cm" svg:y="4.914cm" presentation:class="outline" presentation:user-transformed="true">
          <draw:text-box>
            <text:list text:style-name="L2">
              <text:list-item>
                <text:p text:style-name="P2"><text:span text:style-name="T2">Class Structure</text:span></text:p>
              </text:list-item>
              <text:list-item>
                <text:p text:style-name="P2"><text:span text:style-name="T2">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6" draw:text-style-name="P1" draw:layer="layout" svg:width="25.199cm" svg:height="1.741cm" svg:x="1.4cm" svg:y="0.748cm" presentation:class="title" presentation:user-transformed="true">
          <draw:text-box>
            <text:p><text:span text:style-name="T1">Class Structure</text:span></text:p>
          </draw:text-box>
        </draw:frame>
        <draw:frame presentation:style-name="pr7" draw:text-style-name="P6" draw:layer="layout" svg:width="26.8cm" svg:height="17.6cm" svg:x="0.6cm" svg:y="2.8cm">
          <draw:text-box>
            <text:p text:style-name="P5"><text:span text:style-name="T3">Parser.java: </text:span></text:p>
            <text:p text:style-name="P5"><text:span text:style-name="T4"/></text:p>
            <text:p text:style-name="P5"><text:span text:style-name="T4">This class Parses the input formula. Fromula should be enclosed in braces to avoid ambiguity. </text:span></text:p>
            <text:p text:style-name="P5"><text:span text:style-name="T4"/></text:p>
            <text:p text:style-name="P5"><text:span text:style-name="T4">The parser, converts all the formula(and, or, not) into implication. </text:span></text:p>
            <text:p text:style-name="P5"><text:span text:style-name="T4">It then applies Deduction Theorem</text:span></text:p>
            <text:p text:style-name="P5"><text:span text:style-name="T4"/></text:p>
            <text:p text:style-name="P5"><text:span text:style-name="T3"/></text:p>
            <text:p text:style-name="P5"><text:span text:style-name="T3">proover.py :</text:span></text:p>
            <text:p text:style-name="P5"><text:span text:style-name="T3"/></text:p>
            <text:p text:style-name="P5"><text:span text:style-name="T4">This script uses the Parser to convert the input statement OR theorems into implication</text:span></text:p>
            <text:p text:style-name="P5"><text:span text:style-name="T4"/></text:p>
            <text:p text:style-name="P5"><text:span text:style-name="T4">It uses Modus Ponens wherever possible to reduce the formula and asks the user whenever it is unable to proceed based on some threshold number of iterations</text:span></text:p>
            <text:p text:style-name="P5"><text:span text:style-name="T4"/></text:p>
            <text:p text:style-name="P5"><text:span text:style-name="T4">When stuck, it asks the user for a choice to apply an axiom, a theorem or give up!</text:span></text:p>
            <text:p text:style-name="P5"><text:span text:style-name="T4"/></text:p>
            <text:p text:style-name="P5"><text:span text:style-name="T4">Axioms have some default strings to be used as substitution which happens initially, but if the number of iterations goes above a threshold, the substitutions are taken from the us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Example</text:span></text:p>
          </draw:text-box>
        </draw:frame>
        <draw:frame presentation:style-name="pr9" draw:text-style-name="P8" draw:layer="layout" svg:width="26.8cm" svg:height="17.152cm" svg:x="0.6cm" svg:y="3.348cm">
          <draw:text-box>
            <text:p text:style-name="P7"><text:span text:style-name="T5">['p', 'p', 'p&gt;F', '((p&gt;F))&gt;q', 'p&gt;q'] : ['q', 'F', 'q', 'q', '(((p&gt;F))&gt;q)&gt;q']</text:span></text:p>
            <text:p text:style-name="P7"><text:span text:style-name="T5">..........</text:span></text:p>
            <text:p text:style-name="P7"><text:span text:style-name="T5">What do you want me to do [1=Axiom, 2=Theorem, 3=Give up] ?</text:span></text:p>
            <text:p text:style-name="P7"><text:span text:style-name="T5">2</text:span></text:p>
            <text:p text:style-name="P7"><text:span text:style-name="T5">Enter a theorem to be applied (with proper braces)</text:span></text:p>
            <text:p text:style-name="P7"><text:span text:style-name="T5">((~(pvq))&gt;((~p)^(~q)))</text:span></text:p>
            <text:p text:style-name="P7"><text:span text:style-name="T5">q &gt; (q&gt;p)&gt;q MP q yields (q&gt;p)&gt;q</text:span></text:p>
            <text:p text:style-name="P7"><text:span text:style-name="T5">q &gt; p&gt;q MP q yields p&gt;q</text:span></text:p>
            <text:p text:style-name="P7"><text:span text:style-name="T5">p&gt;q &gt; p&gt;(p&gt;q) MP p&gt;q yields p&gt;(p&gt;q)</text:span></text:p>
            <text:p text:style-name="P7"><text:span text:style-name="T5">q &gt; (p&gt;F)&gt;q MP q yields (p&gt;F)&gt;q</text:span></text:p>
            <text:p text:style-name="P7"><text:span text:style-name="T5">q &gt; (q&gt;F)&gt;q MP q yields (q&gt;F)&gt;q</text:span></text:p>
            <text:p text:style-name="P7"><text:span text:style-name="T5">p&gt;q &gt; (q&gt;p)&gt;(p&gt;q) MP p&gt;q yields (q&gt;p)&gt;(p&gt;q)</text:span></text:p>
            <text:p text:style-name="P7"><text:span text:style-name="T5">q &gt; (p&gt;q)&gt;q MP q yields (p&gt;q)&gt;q</text:span></text:p>
            <text:p text:style-name="P7"><text:span text:style-name="T5">q &gt; q&gt;q MP q yields q&gt;q</text:span></text:p>
            <text:p text:style-name="P7"><text:span text:style-name="T5">(q&gt;p)&gt;(p&gt;q) &gt; ((q&gt;p)&gt;p)&gt;((q&gt;p)&gt;q) MP (q&gt;p)&gt;(p&gt;q) yields ((q&gt;p)&gt;p)&gt;((q&gt;p)&gt;q)</text:span></text:p>
            <text:p text:style-name="P7"><text:span text:style-name="T5">q &gt; (q&gt;p)&gt;q MP q yields (q&gt;p)&gt;q</text:span></text:p>
            <text:p text:style-name="P7"><text:span text:style-name="T5">q &gt; p&gt;q MP q yields p&gt;q</text:span></text:p>
            <text:p text:style-name="P7"><text:span text:style-name="T5">q &gt; (p&gt;F)&gt;q MP q yields (p&gt;F)&gt;q</text:span></text:p>
            <text:p text:style-name="P7"><text:span text:style-name="T5">q &gt; (q&gt;F)&gt;q MP q yields (q&gt;F)&gt;q</text:span></text:p>
            <text:p text:style-name="P7"><text:span text:style-name="T5">q &gt; (p&gt;q)&gt;q MP q yields (p&gt;q)&gt;q</text:span></text:p>
            <text:p text:style-name="P7"><text:span text:style-name="T5">q &gt; q&gt;q MP q yields q&gt;q</text:span></text:p>
            <text:p text:style-name="P7"><text:span text:style-name="T5">q &gt; F MP q yields F</text:span></text:p>
            <text:p text:style-name="P7"><text:span text:style-name="T5">q &gt; F MP q yields F</text:span></text:p>
            <text:p text:style-name="P7"><text:span text:style-name="T5">I am done coz I reached 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spacing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shita </meta:initial-creator>
    <meta:creation-date>2013-03-18T14:27:44</meta:creation-date>
    <dc:date>2014-04-17T15:48:20</dc:date>
    <dc:creator>bhasky </dc:creator>
    <meta:editing-duration>PT14H50M56S</meta:editing-duration>
    <meta:editing-cycles>210</meta:editing-cycles>
    <meta:generator>LibreOffice/3.5$Linux_x86 LibreOffice_project/350m1$Build-2</meta:generator>
    <meta:document-statistic meta:object-count="35"/>
  </office:meta>
</office:document-meta>
</file>